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cond, the gas can be expanded or compressed very rapidly in what we call an <text:span text:style-name="T1">adiabatic expansion</text:span> or an <text:span text:style-name="T1">adiabatic compression</text:span>. In a rapid process there is essentially no time for heat to be transferred between the gas and the environment. We’ve already alluded to the idea that heat is transferred via atomic-level collisions. These collisions take time. If you stick one end of a copper rod into a flame, the other end will eventually get too hot to hold—but not instantly. Some amount of time is required for heat to be transferred from one end to the other. A process that takes place faster than the heat can be transferred is adiabatic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04T19:00:49.615000000</dc:date>
    <meta:editing-duration>PT20S</meta:editing-duration>
    <meta:editing-cycles>1</meta:editing-cycles>
    <meta:document-statistic meta:table-count="0" meta:image-count="0" meta:object-count="0" meta:page-count="1" meta:paragraph-count="1" meta:word-count="114" meta:character-count="641" meta:non-whitespace-character-count="528"/>
  </office:meta>
</office:document-meta>
</file>